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Courier New" svg:font-family="'Courier New'" style:font-adornments="Regular" style:font-family-generic="modern" style:font-pitch="fixed"/>
    <style:font-face style:name="Lohit Hindi" svg:font-family="'Lohit Hind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5">
      <style:text-properties fo:font-weight="normal" style:font-weight-asian="normal" style:font-weight-complex="normal"/>
    </style:style>
    <style:style style:name="P3" style:family="paragraph" style:parent-style-name="Standard" style:list-style-name="L6">
      <style:text-properties fo:font-weight="normal" style:font-weight-asian="normal" style:font-weight-complex="normal"/>
    </style:style>
    <style:style style:name="P4" style:family="paragraph" style:parent-style-name="Standard" style:list-style-name="L7">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Guide IV: Writing Applications with MongoDB</text:span></text:p>
      <text:p text:style-name="Standard"><text:span text:style-name="T1"/></text:p>
      <text:p text:style-name="Standard"><text:span text:style-name="T1">Problem:</text:span></text:p>
      <text:p text:style-name="P1">We want to create an amazon like site, where the users will be allowed to search for items and make purchases.</text:p>
      <text:p text:style-name="P1"/>
      <text:p text:style-name="P5">Restrictions:</text:p>
      <text:p text:style-name="P1">We'll limit the application to show items, make reviews and execute an purchase order using credits associated with the customer account. Only books will be available at this moment.</text:p>
      <text:p text:style-name="P1">Only one customer account will exist, we will not implement any login/authentication mechanism, the user “myuser” will be used as default for all the operations.</text:p>
      <text:p text:style-name="P1"/>
      <text:p text:style-name="P5">Workflow:</text:p>
      <text:p text:style-name="P1"/>
      <text:list xml:id="list1926115220" text:style-name="L5">
        <text:list-item>
          <text:p text:style-name="P2">The user will come to our site, and browse book categories: horror, novel, drama, fiction, etc.</text:p>
        </text:list-item>
        <text:list-item>
          <text:p text:style-name="P2">The system will show the books associated with each category</text:p>
        </text:list-item>
        <text:list-item>
          <text:p text:style-name="P2">If the user wants to look at some additional information he will click the product and the system will show full information about the product. (Editorial Review, Product Details), the system will show the customer's reviews at the bottom.</text:p>
        </text:list-item>
        <text:list-item>
          <text:p text:style-name="P2">If the user decides to purchase one book he will press the “purchase” button</text:p>
        </text:list-item>
        <text:list-item>
          <text:p text:style-name="P2">The system will receive the purchase order and show a confirmation message.</text:p>
        </text:list-item>
      </text:list>
      <text:p text:style-name="P1"/>
      <text:p text:style-name="P5">Design decisions:</text:p>
      <text:list xml:id="list193572018" text:style-name="L6">
        <text:list-item>
          <text:p text:style-name="P3">How the structure of the collections will work?</text:p>
        </text:list-item>
        <text:list-item>
          <text:p text:style-name="P3">How will you store the balance of the customer?</text:p>
        </text:list-item>
        <text:list-item>
          <text:p text:style-name="P3">How the shards could be distributed?</text:p>
        </text:list-item>
      </text:list>
      <text:p text:style-name="P1"/>
      <text:p text:style-name="P1"/>
      <text:p text:style-name="P5">Writing down the application</text:p>
      <text:p text:style-name="P5"/>
      <text:list xml:id="list1399032327" text:style-name="L7">
        <text:list-item>
          <text:p text:style-name="P4">Create a new project named: “MyAmazon”</text:p>
        </text:list-item>
        <text:list-item>
          <text:p text:style-name="P4">Start up the mongo server and execute the script: init_amazon.sql</text:p>
        </text:list-item>
        <text:list-item>
          <text:p text:style-name="P4">using the shell create the user collection</text:p>
        </text:list-item>
        <text:list-item>
          <text:p text:style-name="P4">Fund the user account with $100</text:p>
        </text:list-item>
        <text:list-item>
          <text:p text:style-name="P4">Use the code from the last example as base of this applica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Courier New" svg:font-family="'Courier New'" style:font-adornments="Regular" style:font-family-generic="modern" style:font-pitch="fixed"/>
    <style:font-face style:name="Lohit Hindi" svg:font-family="'Lohit Hind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fo:color="#ffffff"/>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style:use-window-font-color="true" style:font-name="DejaVu Sans" fo:font-size="28pt" style:font-name-asian="DejaVu Sans" style:font-size-asian="28pt" style:font-name-complex="DejaVu Sans"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lyt-bluegrey_7e_LT_7e_Gliederung_20_1" style:display-name="lyt-bluegrey~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grey_7e_LT_7e_Gliederung_20_2" style:display-name="lyt-bluegrey~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luegrey_7e_LT_7e_Gliederung_20_3" style:display-name="lyt-bluegrey~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luegrey_7e_LT_7e_Gliederung_20_4" style:display-name="lyt-bluegrey~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luegrey_7e_LT_7e_Gliederung_20_5" style:display-name="lyt-bluegrey~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lyt-bluegrey_7e_LT_7e_Gliederung_20_6" style:display-name="lyt-bluegrey~LT~Gliederung 6" style:family="paragraph" style:parent-style-name="Blue_7e_LT_7e_Gliederung_20_5">
      <style:paragraph-properties fo:margin-left="2.8346in" fo:margin-right="0in" fo:text-indent="-0.2362in" style:auto-text-indent="false">
        <style:tab-stops/>
      </style:paragraph-properties>
    </style:style>
    <style:style style:name="lyt-bluegrey_7e_LT_7e_Gliederung_20_7" style:display-name="lyt-bluegrey~LT~Gliederung 7" style:family="paragraph" style:parent-style-name="Blue_7e_LT_7e_Gliederung_20_6">
      <style:paragraph-properties fo:margin-left="3.3071in" fo:margin-right="0in" fo:text-indent="-0.2362in" style:auto-text-indent="false">
        <style:tab-stops/>
      </style:paragraph-properties>
    </style:style>
    <style:style style:name="lyt-bluegrey_7e_LT_7e_Gliederung_20_8" style:display-name="lyt-bluegrey~LT~Gliederung 8" style:family="paragraph" style:parent-style-name="Blue_7e_LT_7e_Gliederung_20_7">
      <style:paragraph-properties fo:margin-left="3.7799in" fo:margin-right="0in" fo:text-indent="-0.2362in" style:auto-text-indent="false">
        <style:tab-stops/>
      </style:paragraph-properties>
    </style:style>
    <style:style style:name="lyt-bluegrey_7e_LT_7e_Gliederung_20_9" style:display-name="lyt-bluegrey~LT~Gliederung 9" style:family="paragraph" style:parent-style-name="Blue_7e_LT_7e_Gliederung_20_8">
      <style:paragraph-properties fo:margin-left="4.252in" fo:margin-right="0in" fo:text-indent="-0.2362in" style:auto-text-indent="false">
        <style:tab-stops/>
      </style:paragraph-properties>
    </style:style>
    <style:style style:name="lyt-bluegrey_7e_LT_7e_Titel" style:display-name="lyt-bluegrey~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grey_7e_LT_7e_Untertitel" style:display-name="lyt-bluegrey~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grey_7e_LT_7e_Notizen" style:display-name="lyt-bluegrey~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luegrey_7e_LT_7e_Hintergrundobjekte" style:display-name="lyt-bluegrey~LT~Hintergrundobjekte" style:family="paragraph">
      <style:paragraph-properties style:text-autospace="none"/>
      <style:text-properties fo:color="#ffffff"/>
    </style:style>
    <style:style style:name="lyt-bluegrey_7e_LT_7e_Hintergrund" style:display-name="lyt-bluegrey~LT~Hintergrund" style:family="paragraph">
      <style:paragraph-properties style:text-autospace="none"/>
    </style:style>
    <style:style style:name="WW-Heading1" style:family="paragraph" style:parent-style-name="Standard">
      <style:paragraph-properties fo:margin-top="0.1654in" fo:margin-bottom="0.0827in"/>
    </style:style>
    <style:style style:name="Code" style:family="paragraph" style:parent-style-name="Standard">
      <style:text-properties fo:color="#000000" style:font-name="Courier New" fo:font-size="10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oss </meta:initial-creator>
    <meta:creation-date>2012-03-06T22:19:13</meta:creation-date>
    <dc:date>2012-03-24T14:22:02</dc:date>
    <dc:creator>Cross </dc:creator>
    <meta:editing-duration>PT3H3M38S</meta:editing-duration>
    <meta:editing-cycles>30</meta:editing-cycles>
    <meta:generator>LibreOffice/3.4$Unix LibreOffice_project/340m1$Build-402</meta:generator>
    <meta:document-statistic meta:table-count="0" meta:image-count="0" meta:object-count="0" meta:page-count="1" meta:paragraph-count="22" meta:word-count="258" meta:character-count="1503" meta:non-whitespace-character-count="1280"/>
  </office:meta>
</office:document-meta>
</file>